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111111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111111"/>
    </style:style>
    <style:style style:name="T4" style:family="text">
      <style:text-properties fo:font-size="11.00pt" fo:font-weight="bold" fo:font-family="Arial" style:font-family-asian="Arial" style:font-family-complex="Arial" fo:background-color="transparent" fo:color="#111111"/>
    </style:style>
    <style:style style:name="T5" style:family="text">
      <style:text-properties fo:font-size="11.00pt" fo:font-weight="bold" fo:font-family="Arial" style:font-family-asian="Arial" style:font-family-complex="Arial" fo:background-color="transparent" fo:color="#111111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fo:color="#11111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111111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fo:color="#111111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111111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111111"/>
    </style:style>
    <style:style style:name="T14" style:family="text">
      <style:text-properties fo:font-size="11.00pt" fo:font-weight="bold" fo:font-family="'Times New Roman'" style:font-family-asian="'Times New Roman'" style:font-family-complex="'Times New Roman'" fo:background-color="transparent" fo:color="#111111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9.00pt" fo:font-weight="normal" fo:font-family="'Times New Roman'" style:font-family-asian="'Times New Roman'" style:font-family-complex="'Times New Roman'" fo:background-color="transparent" fo:color="#111111"/>
    </style:style>
    <style:style style:name="T17" style:family="text">
      <style:text-properties fo:font-size="9.00pt" fo:font-weight="bold" fo:font-family="'Times New Roman'" style:font-family-asian="'Times New Roman'" style:font-family-complex="'Times New Roman'" fo:background-color="transparent" fo:color="#111111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9.00pt" fo:font-weight="normal" fo:font-family="'Times New Roman'" style:font-family-asian="'Times New Roman'" style:font-family-complex="'Times New Roman'" fo:background-color="transparent" fo:color="#111111"/>
    </style:style>
    <style:style style:name="T20" style:family="text">
      <style:text-properties fo:font-size="9.00pt" fo:font-weight="bold" fo:font-family="'Times New Roman'" style:font-family-asian="'Times New Roman'" style:font-family-complex="'Times New Roman'" fo:background-color="transparent" fo:color="#111111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normal" fo:font-family="'Arial CE'" style:font-family-asian="'Arial CE'" style:font-family-complex="'Arial CE'" fo:background-color="transparent" style:use-window-font-color="true"/>
    </style:style>
    <style:style style:name="P1" style:family="paragraph">
      <style:paragraph-properties fo:line-height="100.00%" fo:text-align="left" fo:margin-left="5.50pt" fo:text-indent="-2.75pt">
        <style:tab-stops>
          <style:tab-stop style:position="476.75pt" style:type="center"/>
        </style:tab-stops>
      </style:paragraph-properties>
    </style:style>
    <style:style style:name="P2" style:family="paragraph">
      <style:paragraph-properties fo:line-height="100.00%" fo:text-align="center" fo:margin-top="5.65pt" fo:margin-bottom="5.65pt"/>
    </style:style>
    <style:style style:name="P3" style:family="paragraph">
      <style:paragraph-properties fo:line-height="100.00%" fo:text-align="left" fo:margin-left="5.50pt" fo:text-indent="-2.75pt">
        <style:tab-stops>
          <style:tab-stop style:position="476.75pt" style:type="center"/>
        </style:tab-stops>
      </style:paragraph-properties>
    </style:style>
    <style:style style:name="P4" style:family="paragraph">
      <style:paragraph-properties fo:line-height="100.00%" fo:text-align="left" fo:margin-left="5.50pt" fo:text-indent="-2.75pt">
        <style:tab-stops>
          <style:tab-stop style:position="476.75pt"/>
        </style:tab-stops>
      </style:paragraph-properties>
    </style:style>
    <style:style style:name="P5" style:family="paragraph">
      <style:paragraph-properties fo:line-height="100.00%" fo:text-align="center" fo:margin-top="5.65pt" fo:margin-bottom="5.65pt"/>
    </style:style>
    <style:style style:name="P6" style:family="paragraph">
      <style:paragraph-properties fo:line-height="100.00%" fo:text-align="left" fo:margin-left="5.50pt" fo:text-indent="-2.75pt">
        <style:tab-stops>
          <style:tab-stop style:position="476.75pt"/>
        </style:tab-stops>
      </style:paragraph-properties>
    </style:style>
    <style:style style:name="P7" style:family="paragraph">
      <style:paragraph-properties fo:line-height="100.00%" fo:text-align="left" fo:margin-left="5.50pt" fo:text-indent="-2.75pt">
        <style:tab-stops>
          <style:tab-stop style:position="235.50pt" style:type="center"/>
          <style:tab-stop style:position="3335.55pt"/>
        </style:tab-stops>
      </style:paragraph-properties>
    </style:style>
    <style:style style:name="P8" style:family="paragraph">
      <style:paragraph-properties fo:line-height="100.00%" fo:text-align="center" fo:margin-top="2.85pt" fo:margin-bottom="2.85pt"/>
    </style:style>
    <style:style style:name="P9" style:family="paragraph">
      <style:paragraph-properties fo:line-height="100.00%" fo:text-align="left" fo:margin-left="5.50pt" fo:text-indent="-2.75pt">
        <style:tab-stops>
          <style:tab-stop style:position="235.50pt" style:type="center"/>
          <style:tab-stop style:position="3335.55pt"/>
        </style:tab-stops>
      </style:paragraph-properties>
    </style:style>
    <style:style style:name="P10" style:family="paragraph">
      <style:paragraph-properties fo:line-height="100.00%" fo:text-align="center" fo:margin-top="2.85pt" fo:margin-bottom="2.85pt">
        <style:tab-stops>
          <style:tab-stop style:position="155.25pt" style:type="right"/>
        </style:tab-stops>
      </style:paragraph-properties>
    </style:style>
    <style:style style:name="P11" style:family="paragraph">
      <style:paragraph-properties fo:line-height="100.00%" fo:text-align="center" fo:margin-top="2.85pt" fo:margin-bottom="2.85pt"/>
    </style:style>
    <style:style style:name="P12" style:family="paragraph">
      <style:paragraph-properties fo:line-height="100.00%" fo:text-align="left" fo:margin-left="5.50pt" fo:text-indent="-2.75pt">
        <style:tab-stops>
          <style:tab-stop style:position="235.50pt" style:type="center"/>
          <style:tab-stop style:position="3335.55pt"/>
        </style:tab-stops>
      </style:paragraph-properties>
    </style:style>
    <style:style style:name="P13" style:family="paragraph">
      <style:paragraph-properties fo:line-height="100.00%" fo:text-align="left"/>
    </style:style>
    <style:style style:name="TableColumn0100" style:family="table-column">
      <style:table-column-properties style:column-width="3.347222in"/>
    </style:style>
    <style:style style:name="TableColumn0101" style:family="table-column">
      <style:table-column-properties style:column-width="3.350694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3472in solid #000000" fo:border-left="0.003472in solid #000000" fo:border-right="0.000694in solid #000000" fo:border-bottom="0.003472in solid #000000" fo:padding-left="0.038194in" fo:padding-right="0.038194in" fo:vertical-align="center" fo:background-color="#ffffff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3472in solid #000000" fo:border-left="0.003472in solid #000000" fo:border-right="0.000694in solid #000000" fo:border-bottom="0.003472in solid #000000" fo:padding-left="0.038194in" fo:padding-right="0.038194in" fo:vertical-align="center" fo:background-color="#ffffff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38194in" fo:padding-right="0.038194in" fo:vertical-align="center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 w Kielcach</text:span></text:p>
            <text:p text:style-name="P2"><text:span text:style-name="T4">Wydzia</text:span><text:span text:style-name="T5">ł Elektrotechniki, Automatyki i Informatyki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5"><text:span text:style-name="T7">Laboratorium: IoT</text:span><text:span text:style-name="T8"/></text:p>
          </table:table-cell>
          <table:covered-table-cell/>
        </table:table-row>
        <table:table-row table:style-name="TableRow0102">
          <table:table-cell table:style-name="TableCell010200">
            <text:p text:style-name="P8"><text:span text:style-name="T9">Zapoznanie z Iot przy zastosowaniu symulacji na Packet Tracer.</text:span><text:span text:style-name="T10"/></text:p>
          </table:table-cell>
          <table:table-cell table:style-name="TableCell010201">
            <text:p text:style-name="P8"><text:span text:style-name="T11">Autor:<text:s/></text:span><text:span text:style-name="T12">Tomasz Muciek</text:span></text:p>
            <text:p text:style-name="P8"><text:span text:style-name="T13">Grupa:<text:s/></text:span><text:span text:style-name="T14">3ID14/14B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Numer laboratorium:<text:s/></text:span><text:span text:style-name="T17">2</text:span><text:span text:style-name="T18"/></text:p>
          </table:table-cell>
          <table:table-cell table:style-name="TableCell010301">
            <text:p text:style-name="P11"><text:span text:style-name="T19">Data wykonania:<text:s/></text:span><text:span text:style-name="T20">04.10.2018</text:span><text:span text:style-name="T21"/></text:p>
          </table:table-cell>
        </table:table-row>
      </table:table>
      <text:p text:style-name="P13"><text:span text:style-name="T21"/></text:p>
      <text:p text:style-name="P13"><text:span text:style-name="T22">1.1 Zastosowanie i opis systemu kontroli wersji</text:span></text:p>
      <text:p text:style-name="P13"><text:span text:style-name="T22">Pozwala on przywr</text:span><text:span text:style-name="T23">óci</text:span><text:span text:style-name="T24">ć plik(i)(system kontroli wersji) do wcześniejszej wersji, odtworzyć stan</text:span></text:p>
      <text:p text:style-name="P13"><text:span text:style-name="T24">całego projektu, por</text:span><text:span text:style-name="T25">ówna</text:span><text:span text:style-name="T26">ć wprowadzone zmiany, dowiedzieć się kto jako ostatnio zmodyfikował</text:span></text:p>
      <text:p text:style-name="P13"><text:span text:style-name="T26">część projektu powodującą problemy, kto i kiedy wprowadził daną modyfikację.Szeroko</text:span></text:p>
      <text:p text:style-name="P13"><text:span text:style-name="T26">wykorzystywane przez programistow pracujących w zespołach .Pozwala to na zdalna prace nad</text:span></text:p>
      <text:p text:style-name="P13"><text:span text:style-name="T26">jednym projektem os</text:span><text:span text:style-name="T27">ób oddalonych od siebie na du</text:span><text:span text:style-name="T28">że odległości.</text:span></text:p>
      <text:p text:style-name="P13"><text:span text:style-name="T28"/></text:p>
      <text:p text:style-name="P13"><text:span text:style-name="T28">1.2 Podstawowe komendy</text:span></text:p>
      <text:p text:style-name="P13"><text:span text:style-name="T28">git status - komenda używana do podejrzenia statusu naszego</text:span></text:p>
      <text:p text:style-name="P13"><text:span text:style-name="T28">lokalnego repozytorium, za jej pomoc</text:span><text:span text:style-name="T29">¡ dostajemy listing plików,</text:span></text:p>
      <text:p text:style-name="P13"><text:span text:style-name="T29">pogrupowany w zale</text:span><text:span text:style-name="T30">żności od stanu danego pliku.</text:span></text:p>
      <text:p text:style-name="P13"><text:span text:style-name="T30">git add - najczęściej używana do zatwierdzania plik</text:span><text:span text:style-name="T31">ów do</text:span></text:p>
      <text:p text:style-name="P13"><text:span text:style-name="T31">commita (dodawanie)</text:span></text:p>
      <text:p text:style-name="P13"><text:span text:style-name="T31">git reset - najcz</text:span><text:span text:style-name="T32">ęściej uzywana do usuniecia pliku kt</text:span><text:span text:style-name="T33">óry zosta</text:span><text:span text:style-name="T34">ł</text:span></text:p>
      <text:p text:style-name="P13"><text:span text:style-name="T34">dodany commita (przed zatwierdzeniem commita), ale ma wiele</text:span></text:p>
      <text:p text:style-name="P13"><text:span text:style-name="T34">innych zastosowac, min. reset stanu plik</text:span><text:span text:style-name="T35">ów do poprzednij wersji.</text:span></text:p>
      <text:p text:style-name="P13"><text:span text:style-name="T35">git commit - komenda s</text:span><text:span text:style-name="T36">łużąca do zatwierdzania commita, czyli</text:span></text:p>
      <text:p text:style-name="P13"><text:span text:style-name="T36">do two-rzenia kolejnych "wersji"</text:span></text:p>
      <text:p text:style-name="P13"><text:span text:style-name="T36">git push - komenda umożliwiajaca "wypychanie"wszystkich</text:span></text:p>
      <text:p text:style-name="P13"><text:span text:style-name="T36">zatwierdzo-nych lokalnie zmian na repozytorium wsp</text:span><text:span text:style-name="T37">ó</text:span><text:span text:style-name="T38">łdzielone.</text:span></text:p>
      <text:p text:style-name="P13"><text:span text:style-name="T38"/></text:p>
      <text:p text:style-name="P13"><text:span text:style-name="T38">2 Część obserwacyjna</text:span></text:p>
      <text:p text:style-name="P13"><text:span text:style-name="T38"/></text:p>
      <text:p text:style-name="P13"><text:span text:style-name="T38">2.1 Ładowanie baterii za pomocą ogniwa fotowoltaicznego</text:span></text:p>
      <text:p text:style-name="P13"><text:span text:style-name="T38">Można zauwazyc ze bateria nie jest ładowana stałym prądem lecz jego wartość</text:span></text:p>
      <text:p text:style-name="P13"><text:span text:style-name="T38">gwałtownie się zmienia co jest następstwem zastosowanego źr</text:span><text:span text:style-name="T39">ód</text:span><text:span text:style-name="T40">ła energii (Panelu ogniwa</text:span></text:p>
      <text:p text:style-name="P13"><text:span text:style-name="T40">fotolotaicznego).Dzieje się tak ponieważ ogniwo to zamienia energie słoneczna w energie</text:span></text:p>
      <text:p text:style-name="P13"><text:span text:style-name="T40">elektryczna wiec zmiana natężenia światła wpływa na siłe z jaka ładuje ono nasza baterie.</text:span></text:p>
      <text:p text:style-name="P13"><text:span text:style-name="T40">. </text:span></text:p>
      <text:p text:style-name="P13"><text:span text:style-name="T40">2.2 Obserwacje po odłączeniu ogniwa fotowoltaicznego</text:span></text:p>
      <text:p text:style-name="P13"><text:span text:style-name="T40">Pod odłączeniu panelu fotowoltaicznego Led’y zaczęły popierać energie zgromadzoną w</text:span></text:p>
      <text:p text:style-name="P13"><text:span text:style-name="T40">baterii w momencie kiedy cała została wykorzystana diody przestały świecić.</text:span></text:p>
      <text:p text:style-name="P13"><text:span text:style-name="T40"/></text:p>
      <text:p text:style-name="P13"><draw:frame text:anchor-type="as-char" svg:width="146.58mm" svg:height="82.02mm" style:rel-width="scale" style:rel-height="scale"><draw:object-ole xlink:href="OleObj1"/><draw:image xlink:href="ObjectReplacements/OleObj1"/></draw:frame><text:span text:style-name="T40"/></text:p>
      <text:p text:style-name="P13"><text:span text:style-name="T40"/></text:p>
      <text:p text:style-name="P13"><text:span text:style-name="T40"/></text:p>
      <text:p text:style-name="P13"><text:span text:style-name="T40"/></text:p>
      <text:p text:style-name="P13"><text:span text:style-name="T40">2.3 Możliwosci rozbudowy systemu</text:span></text:p>
      <text:p text:style-name="P13"><text:span text:style-name="T40">Ogniwo fotowoltaiczne<text:s/></text:span><text:span text:style-name="T41">– wytwarza energie kt</text:span><text:span text:style-name="T42">óra przekazuje bezpo</text:span><text:span text:style-name="T43">średnio do baterii.</text:span></text:p>
      <text:p text:style-name="P13"><text:span text:style-name="T43">element p</text:span><text:span text:style-name="T44">ó</text:span><text:span text:style-name="T45">łprzewodnikowy, w kt</text:span><text:span text:style-name="T46">órym nast</text:span><text:span text:style-name="T47">ępuje przemiana (konwersja) energii</text:span></text:p>
      <text:p text:style-name="P13"><text:span text:style-name="T47">promieniowania słonecznego (światła) w energię elektryczną w wyniku zjawiska</text:span></text:p>
      <text:p text:style-name="P13"><text:span text:style-name="T47">fotowoltaicznego.</text:span></text:p>
      <text:p text:style-name="P13"><text:span text:style-name="T47">Bateria- źr</text:span><text:span text:style-name="T48">ód</text:span><text:span text:style-name="T49">ło zasilania dla naszych diod ładowane poprzez ogniwo fotowoltaiczne</text:span></text:p>
      <text:p text:style-name="P13"><text:span text:style-name="T49">Dioda Led- w naszym układzie pełni funkcje odbiornika energii zgromadzonej w batrerii.</text:span></text:p>
      <text:p text:style-name="P13"><text:span text:style-name="T49">Miernik<text:s/></text:span><text:span text:style-name="T50">–pozwala nam zobaczy</text:span><text:span text:style-name="T51">ć z jaka siła aktualnie ładujemy baterie.</text:span></text:p>
      <text:p text:style-name="P13"><text:span text:style-name="T51"/></text:p>
      <text:p text:style-name="P13"><text:span text:style-name="T51">System możemy rozbudowac o dodatkowe źr</text:span><text:span text:style-name="T52">ód</text:span><text:span text:style-name="T53">ło energii w celu szybszego dostarczania</text:span></text:p>
      <text:p text:style-name="P13"><text:span text:style-name="T53">energii do baterii .Inna zmiana kt</text:span><text:span text:style-name="T54">ór</text:span><text:span text:style-name="T55">ą można wprowadzic jest zmiana źr</text:span><text:span text:style-name="T56">ód</text:span><text:span text:style-name="T57">ła zasilania na takie</text:span></text:p>
      <text:p text:style-name="P13"><text:span text:style-name="T57">kt</text:span><text:span text:style-name="T58">óre b</text:span><text:span text:style-name="T59">ędzie bardziej efektywnie ładować baterie .</text:span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59"/></text:p>
      <text:p text:style-name="P13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